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7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2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4.7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27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5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solid" svg:stroke-width="0.017cm" svg:stroke-color="#5983b0" draw:stroke-linejoin="miter" svg:stroke-linecap="butt" draw:fill="none" fo:padding-top="0.008cm" fo:padding-bottom="0.008cm" fo:padding-left="0.008cm" fo:padding-right="0.008cm" loext:decorative="false"/>
    </style:style>
    <style:style style:name="gr9" style:family="graphic" style:parent-style-name="standard">
      <style:graphic-properties draw:stroke="solid" svg:stroke-width="0.019cm" svg:stroke-color="#111111" draw:stroke-linejoin="miter" svg:stroke-linecap="butt" draw:fill="none" fo:padding-top="0.009cm" fo:padding-bottom="0.009cm" fo:padding-left="0.009cm" fo:padding-right="0.009cm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94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76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7.04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75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49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61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579cm" fo:min-width="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92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73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8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3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9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79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56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00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93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99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81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88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33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40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7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76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7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solid" svg:stroke-width="0.019cm" svg:stroke-color="#000000" draw:stroke-linejoin="miter" svg:stroke-linecap="butt" draw:fill="none" fo:padding-top="0.009cm" fo:padding-bottom="0.009cm" fo:padding-left="0.009cm" fo:padding-right="0.009cm" loext:decorative="fals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7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83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2.266cm" fo:min-width="8.53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6.2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cm" fo:min-width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57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6cm" fo:min-width="0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8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start"/>
      <style:text-properties fo:font-size="10pt" style:font-size-asian="9pt" style:font-size-complex="9pt"/>
    </style:style>
    <style:style style:name="P4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  <style:text-properties fo:font-size="9pt" style:font-size-asian="9pt" style:font-size-complex="9pt"/>
    </style:style>
    <style:style style:name="P15" style:family="paragraph">
      <loext:graphic-properties draw:fill="none"/>
      <style:paragraph-properties fo:text-align="start"/>
      <style:text-properties fo:font-size="10.5pt" style:font-size-asian="10.5pt" style:font-size-complex="10.5pt"/>
    </style:style>
    <style:style style:name="P16" style:family="paragraph">
      <loext:graphic-properties draw:fill="none"/>
      <style:paragraph-properties fo:text-align="start"/>
      <style:text-properties fo:color="#6d9eeb" loext:opacity="100%" fo:font-size="7pt" style:text-underline-style="solid" style:text-underline-width="auto" style:text-underline-color="font-color" fo:background-color="#5983b0" style:font-size-asian="7pt" style:font-size-complex="7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style:font-name="DejaVu Sans1" fo:font-size="10pt" style:font-size-asian="10pt" style:font-size-complex="10pt"/>
    </style:style>
    <style:style style:name="T1" style:family="text">
      <style:text-properties fo:color="#000000" loext:opacity="100%" style:font-name="DejaVu Sans" fo:font-size="8pt" fo:font-style="italic" fo:font-weight="normal" style:font-name-asian="DejaVu Sans" style:font-size-asian="8pt" style:font-style-asian="italic" style:font-weight-asian="normal" style:font-name-complex="DejaVu Sans" style:font-size-complex="8pt" style:font-style-complex="italic" style:font-weight-complex="normal"/>
    </style:style>
    <style:style style:name="T2" style:family="text">
      <style:text-properties fo:color="#000000" loext:opacity="100%" style:font-name="DejaVu Sans" fo:font-size="10pt" fo:font-style="italic" fo:font-weight="bold" style:font-name-asian="DejaVu Sans" style:font-size-asian="9pt" style:font-style-asian="italic" style:font-weight-asian="bold" style:font-name-complex="DejaVu Sans" style:font-size-complex="9pt" style:font-style-complex="italic" style:font-weight-complex="bold"/>
    </style:style>
    <style:style style:name="T3" style:family="text">
      <style:text-properties fo:color="#000000" loext:opacity="100%" style:font-name="DejaVu Sans" fo:font-size="9pt" fo:font-weight="normal" style:font-name-asian="DejaVu Sans" style:font-size-asian="9pt" style:font-weight-asian="normal" style:font-name-complex="DejaVu Sans" style:font-size-complex="9pt" style:font-weight-complex="normal"/>
    </style:style>
    <style:style style:name="T4" style:family="text">
      <style:text-properties fo:color="#000000" loext:opacity="100%" style:font-name="DejaVu Sans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T5" style:family="text">
      <style:text-properties fo:color="#000000" loext:opacity="100%" style:font-name="DejaVu Sans" fo:font-size="9pt" fo:font-style="italic" fo:font-weight="bold" style:font-name-asian="DejaVu Sans" style:font-size-asian="9pt" style:font-style-asian="italic" style:font-weight-asian="bold" style:font-name-complex="DejaVu Sans" style:font-size-complex="9pt" style:font-style-complex="italic" style:font-weight-complex="bold"/>
    </style:style>
    <style:style style:name="T6" style:family="text">
      <style:text-properties fo:color="#000000" loext:opacity="100%" style:font-name="DejaVu Sans" fo:font-size="10pt" fo:font-style="italic" fo:font-weight="bold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7" style:family="text">
      <style:text-properties fo:color="#000000" loext:opacity="100%" style:font-name="DejaVu Sans" fo:font-size="10pt" fo:font-weight="normal" style:font-name-asian="DejaVu Sans" style:font-size-asian="9pt" style:font-weight-asian="normal" style:font-name-complex="DejaVu Sans" style:font-size-complex="9pt" style:font-weight-complex="normal"/>
    </style:style>
    <style:style style:name="T8" style:family="text">
      <style:text-properties fo:color="#000000" loext:opacity="100%" style:font-name="DejaVu Sans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T9" style:family="text">
      <style:text-properties fo:color="#5983b0" loext:opacity="100%" style:font-name="DejaVu Sans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T10" style:family="text">
      <style:text-properties fo:color="#000000" loext:opacity="100%"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11" style:family="text">
      <style:text-properties fo:color="#000000" loext:opacity="100%" style:font-name="DejaVu Sans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T12" style:family="text">
      <style:text-properties fo:color="#000000" loext:opacity="100%" style:font-name="DejaVu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T13" style:family="text">
      <style:text-properties fo:color="#000000" loext:opacity="100%" style:font-name="DejaVu Sans" fo:font-size="11pt" fo:font-style="normal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14" style:family="text">
      <style:text-properties fo:color="#000000" loext:opacity="100%" style:font-name="DejaVu Sans" fo:font-size="11pt" fo:font-style="italic" fo:font-weight="bold" style:font-name-asian="DejaVu Sans" style:font-size-asian="11pt" style:font-style-asian="italic" style:font-weight-asian="bold" style:font-name-complex="DejaVu Sans" style:font-size-complex="11pt" style:font-style-complex="italic" style:font-weight-complex="bold"/>
    </style:style>
    <style:style style:name="T15" style:family="text">
      <style:text-properties fo:color="#000000" loext:opacity="100%" style:font-name="DejaVu Sans" fo:font-size="10.5pt" fo:font-style="italic" fo:font-weight="bold" style:font-name-asian="DejaVu Sans" style:font-size-asian="10.5pt" style:font-style-asian="italic" style:font-weight-asian="bold" style:font-name-complex="DejaVu Sans" style:font-size-complex="10.5pt" style:font-style-complex="italic" style:font-weight-complex="bold"/>
    </style:style>
    <style:style style:name="T16" style:family="text">
      <style:text-properties fo:color="#000000" loext:opacity="100%" style:font-name="DejaVu Sans" fo:font-size="10.5pt" fo:font-style="normal" fo:font-weight="bold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17" style:family="text">
      <style:text-properties fo:color="#6d9eeb" loext:opacity="100%" style:font-name="DejaVu Sans" fo:font-size="7pt" fo:font-style="italic" style:text-underline-style="solid" style:text-underline-width="auto" style:text-underline-color="font-color" fo:font-weight="bold" style:font-name-asian="DejaVu Sans" style:font-size-asian="7pt" style:font-style-asian="italic" style:font-weight-asian="bold" style:font-name-complex="DejaVu Sans" style:font-size-complex="7pt" style:font-style-complex="italic" style:font-weight-complex="bold"/>
    </style:style>
    <style:style style:name="T18" style:family="text">
      <style:text-properties style:font-name="DejaVu Sans1" fo:font-size="10pt" style:font-size-asian="10pt" style:font-size-complex="10pt"/>
    </style:style>
    <style:style style:name="T19" style:family="text">
      <style:text-properties fo:color="#000000" loext:opacity="100%" style:font-name="DejaVu Sans1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T20" style:family="text">
      <style:text-properties fo:color="#000000" loext:opacity="100%" style:font-name="DejaVu Sans1" fo:font-size="10pt" fo:font-style="normal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1" style:family="text">
      <style:text-properties fo:color="#000000" loext:opacity="100%" style:font-name="DejaVu Sans1" fo:font-size="10pt" fo:font-style="normal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22" style:family="text">
      <style:text-properties fo:color="#000000" loext:opacity="100%" style:font-name="DejaVu Sans" fo:font-size="10pt" fo:font-style="normal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3" style:family="text">
      <style:text-properties fo:color="#000000" loext:opacity="100%" style:font-name="DejaVu Sans1" fo:font-size="10pt" fo:font-style="italic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T24" style:family="text">
      <style:text-properties fo:color="#6d9eeb" loext:opacity="100%" style:font-name="DejaVu Sans1" fo:font-size="10pt" fo:font-style="italic" style:text-underline-style="solid" style:text-underline-width="auto" style:text-underline-color="font-color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T25" style:family="text">
      <style:text-properties fo:color="#000000" loext:opacity="100%" style:font-name="DejaVu Sans" fo:font-size="11pt" fo:font-style="normal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75cm" svg:height="0.331cm" svg:x="0.5cm" svg:y="2.75cm">
          <draw:text-box>
            <text:p text:style-name="P1"><text:span text:style-name="T1"><text:s/></text:span><text:span text:style-name="T1">Santo Antônio de Jesus, Bahia, Brazil</text:span></text:p>
          </draw:text-box>
        </draw:frame>
        <draw:frame draw:style-name="gr2" draw:text-style-name="P3" draw:layer="layout" svg:width="1.225cm" svg:height="0.412cm" svg:x="10.542cm" svg:y="5.214cm">
          <draw:text-box>
            <text:p text:style-name="P1"><text:span text:style-name="T2">Email:</text:span></text:p>
          </draw:text-box>
        </draw:frame>
        <draw:frame draw:style-name="gr3" draw:text-style-name="P4" draw:layer="layout" svg:width="4.75cm" svg:height="0.543cm" svg:x="10.542cm" svg:y="5.588cm">
          <draw:text-box>
            <text:p text:style-name="P1"><text:span text:style-name="T3">gregorysak90@</text:span><text:span text:style-name="T4">gmail</text:span><text:span text:style-name="T3">.com</text:span></text:p>
          </draw:text-box>
        </draw:frame>
        <draw:frame draw:style-name="gr4" draw:text-style-name="P4" draw:layer="layout" svg:width="4.274cm" svg:height="0.412cm" svg:x="10.542cm" svg:y="6.088cm">
          <draw:text-box>
            <text:p text:style-name="P1"><text:span text:style-name="T5">Telephone(</text:span><text:span text:style-name="T6">Whatsapp</text:span><text:span text:style-name="T5">):</text:span></text:p>
          </draw:text-box>
        </draw:frame>
        <draw:frame draw:style-name="gr5" draw:text-style-name="P3" draw:layer="layout" svg:width="3.55cm" svg:height="0.412cm" svg:x="10.572cm" svg:y="6.588cm">
          <draw:text-box>
            <text:p text:style-name="P1"><text:span text:style-name="T7">+55 75 99168-9780</text:span></text:p>
          </draw:text-box>
        </draw:frame>
        <draw:frame draw:style-name="gr6" draw:text-style-name="P5" draw:layer="layout" svg:width="7.5cm" svg:height="0.653cm" svg:x="0.5cm" svg:y="1.5cm">
          <draw:text-box>
            <text:p text:style-name="P1"><text:span text:style-name="T8">Gregory Oliveira Souza</text:span></text:p>
          </draw:text-box>
        </draw:frame>
        <draw:frame draw:style-name="gr7" draw:text-style-name="P6" draw:layer="layout" svg:width="5.25cm" svg:height="0.412cm" svg:x="0.5cm" svg:y="2.25cm">
          <draw:text-box>
            <text:p text:style-name="P1"><text:span text:style-name="T6"><text:s/></text:span><text:span text:style-name="T6">Full Stack Web Developer</text:span></text:p>
          </draw:text-box>
        </draw:frame>
        <draw:line draw:style-name="gr8" draw:text-style-name="P7" draw:layer="layout" svg:x1="10.541cm" svg:y1="3.266cm" svg:x2="18.5cm" svg:y2="3.266cm">
          <text:p/>
        </draw:line>
        <draw:line draw:style-name="gr9" draw:text-style-name="P7" draw:layer="layout" svg:x1="0.5cm" svg:y1="7cm" svg:x2="8.75cm" svg:y2="7cm">
          <text:p/>
        </draw:line>
        <draw:frame draw:style-name="gr10" draw:text-style-name="P8" draw:layer="layout" svg:width="7.944cm" svg:height="0.412cm" svg:x="10.542cm" svg:y="2.924cm">
          <draw:text-box>
            <text:p text:style-name="P1"><text:span text:style-name="T9">https://www.linkedin.com/in/gregory-oliveira/</text:span></text:p>
          </draw:text-box>
        </draw:frame>
        <draw:line draw:style-name="gr8" draw:text-style-name="P7" draw:layer="layout" svg:x1="10.501cm" svg:y1="4.016cm" svg:x2="15.285cm" svg:y2="4.016cm">
          <text:p/>
        </draw:line>
        <draw:frame draw:style-name="gr11" draw:text-style-name="P8" draw:layer="layout" svg:width="4.769cm" svg:height="0.412cm" svg:x="10.502cm" svg:y="3.674cm">
          <draw:text-box>
            <text:p text:style-name="P1"><text:span text:style-name="T9">https://github.com/oligregz</text:span></text:p>
          </draw:text-box>
        </draw:frame>
        <draw:line draw:style-name="gr8" draw:text-style-name="P7" draw:layer="layout" svg:x1="10.541cm" svg:y1="4.928cm" svg:x2="15.677cm" svg:y2="4.928cm">
          <text:p/>
        </draw:line>
        <draw:frame draw:style-name="gr12" draw:text-style-name="P8" draw:layer="layout" svg:width="5.12cm" svg:height="0.412cm" svg:x="10.542cm" svg:y="4.586cm">
          <draw:text-box>
            <text:p text:style-name="P1"><text:span text:style-name="T9">https://oligregz.github.io/me/</text:span></text:p>
          </draw:text-box>
        </draw:frame>
        <draw:frame draw:style-name="gr13" draw:text-style-name="P9" draw:layer="layout" svg:width="7.043cm" svg:height="0.747cm" svg:x="0.707cm" svg:y="3.753cm">
          <draw:text-box>
            <text:p text:style-name="P1"><text:span text:style-name="T10">+ About me</text:span></text:p>
          </draw:text-box>
        </draw:frame>
        <draw:frame draw:style-name="gr14" draw:text-style-name="P9" draw:layer="layout" svg:width="5.755cm" svg:height="0.581cm" svg:x="0.745cm" svg:y="7.419cm">
          <draw:text-box>
            <text:p text:style-name="P1"><text:span text:style-name="T10">+ Academic Training</text:span></text:p>
          </draw:text-box>
        </draw:frame>
        <draw:frame draw:style-name="gr15" draw:text-style-name="P10" draw:layer="layout" svg:width="5.497cm" svg:height="0.581cm" svg:x="0.75cm" svg:y="18.064cm">
          <draw:text-box>
            <text:p text:style-name="P1"><text:span text:style-name="T10"><text:s/></text:span><text:span text:style-name="T10">+ Extra Activities</text:span></text:p>
          </draw:text-box>
        </draw:frame>
        <draw:frame draw:style-name="gr16" draw:text-style-name="P10" draw:layer="layout" svg:width="3.617cm" svg:height="0.581cm" svg:x="0.933cm" svg:y="25.75cm">
          <draw:text-box>
            <text:p text:style-name="P1"><text:span text:style-name="T10">+ Languages</text:span></text:p>
          </draw:text-box>
        </draw:frame>
        <draw:frame draw:style-name="gr17" draw:text-style-name="P11" draw:layer="layout" svg:width="6cm" svg:height="1.579cm" svg:x="0.75cm" svg:y="26.421cm">
          <draw:text-box>
            <text:p text:style-name="P1"><text:span text:style-name="T11">Portuguese/pt-br</text:span><text:span text:style-name="T12">(Native)</text:span></text:p>
            <text:p text:style-name="P1"><text:span text:style-name="T11">Spanish</text:span><text:span text:style-name="T12">(intermediary)</text:span></text:p>
            <text:p text:style-name="P1"><text:span text:style-name="T11">English</text:span><text:span text:style-name="T12">(intermediary)</text:span></text:p>
          </draw:text-box>
        </draw:frame>
        <draw:frame draw:style-name="gr18" draw:text-style-name="P10" draw:layer="layout" svg:width="3.922cm" svg:height="0.581cm" svg:x="10.328cm" svg:y="7.5cm">
          <draw:text-box>
            <text:p text:style-name="P1"><text:span text:style-name="T10">+ Certificates</text:span></text:p>
          </draw:text-box>
        </draw:frame>
        <draw:frame draw:style-name="gr19" draw:text-style-name="P12" draw:layer="layout" svg:width="3.736cm" svg:height="0.653cm" svg:x="10.514cm" svg:y="1.5cm">
          <draw:text-box>
            <text:p text:style-name="P1"><text:span text:style-name="T8">+ Contacts:</text:span></text:p>
          </draw:text-box>
        </draw:frame>
        <draw:frame draw:style-name="gr20" draw:text-style-name="P8" draw:layer="layout" svg:width="1.687cm" svg:height="0.412cm" svg:x="10.609cm" svg:y="2.424cm">
          <draw:text-box>
            <text:p text:style-name="P1"><text:span text:style-name="T6">Linkedin</text:span></text:p>
          </draw:text-box>
        </draw:frame>
        <draw:frame draw:style-name="gr21" draw:text-style-name="P8" draw:layer="layout" svg:width="1.835cm" svg:height="0.412cm" svg:x="10.561cm" svg:y="4.174cm">
          <draw:text-box>
            <text:p text:style-name="P1"><text:span text:style-name="T6">Portifólio</text:span></text:p>
          </draw:text-box>
        </draw:frame>
        <draw:frame draw:style-name="gr22" draw:text-style-name="P8" draw:layer="layout" svg:width="1.493cm" svg:height="0.412cm" svg:x="10.46cm" svg:y="3.318cm">
          <draw:text-box>
            <text:p text:style-name="P1"><text:span text:style-name="T6"><text:s/></text:span><text:span text:style-name="T6">GitHub</text:span></text:p>
          </draw:text-box>
        </draw:frame>
        <draw:frame draw:style-name="gr23" draw:text-style-name="P13" draw:layer="layout" svg:width="8.798cm" svg:height="0.454cm" svg:x="0.611cm" svg:y="18.811cm">
          <draw:text-box>
            <text:p text:style-name="P1"><text:span text:style-name="T11"><text:s/></text:span><text:span text:style-name="T13">[JAVA Acceleration]</text:span><text:span text:style-name="T14"> - </text:span><text:span text:style-name="T13">Trybe/Hub Floripa</text:span></text:p>
          </draw:text-box>
        </draw:frame>
        <draw:frame draw:style-name="gr24" draw:text-style-name="P14" draw:layer="layout" svg:width="1.564cm" svg:height="0.374cm" svg:x="0.611cm" svg:y="19.265cm">
          <draw:text-box>
            <text:p text:style-name="P1"><text:span text:style-name="T3"><text:s/></text:span><text:span text:style-name="T3">- JAVA 11</text:span></text:p>
          </draw:text-box>
        </draw:frame>
        <draw:frame draw:style-name="gr25" draw:text-style-name="P14" draw:layer="layout" svg:width="1.005cm" svg:height="0.374cm" svg:x="0.611cm" svg:y="19.638cm">
          <draw:text-box>
            <text:p text:style-name="P1"><text:span text:style-name="T3"><text:s/></text:span><text:span text:style-name="T3">- POO</text:span></text:p>
          </draw:text-box>
        </draw:frame>
        <draw:frame draw:style-name="gr26" draw:text-style-name="P4" draw:layer="layout" svg:width="4.939cm" svg:height="0.374cm" svg:x="0.711cm" svg:y="19.984cm">
          <draw:text-box>
            <text:p text:style-name="P1"><text:span text:style-name="T3">- Good programming practices</text:span></text:p>
          </draw:text-box>
        </draw:frame>
        <draw:frame draw:style-name="gr27" draw:text-style-name="P14" draw:layer="layout" svg:width="0.996cm" svg:height="0.374cm" svg:x="0.611cm" svg:y="20.384cm">
          <draw:text-box>
            <text:p text:style-name="P1"><text:span text:style-name="T3"><text:s/></text:span><text:span text:style-name="T3">- UML</text:span></text:p>
          </draw:text-box>
        </draw:frame>
        <draw:frame draw:style-name="gr28" draw:text-style-name="P14" draw:layer="layout" svg:width="0.814cm" svg:height="0.374cm" svg:x="0.611cm" svg:y="20.757cm">
          <draw:text-box>
            <text:p text:style-name="P1"><text:span text:style-name="T3"><text:s/></text:span><text:span text:style-name="T3">- JPA</text:span></text:p>
          </draw:text-box>
        </draw:frame>
        <draw:frame draw:style-name="gr29" draw:text-style-name="P14" draw:layer="layout" svg:width="1.881cm" svg:height="0.374cm" svg:x="0.611cm" svg:y="21.13cm">
          <draw:text-box>
            <text:p text:style-name="P1"><text:span text:style-name="T3"><text:s/></text:span><text:span text:style-name="T3">- Hibernate</text:span></text:p>
          </draw:text-box>
        </draw:frame>
        <draw:frame draw:style-name="gr30" draw:text-style-name="P14" draw:layer="layout" svg:width="1.335cm" svg:height="0.374cm" svg:x="0.611cm" svg:y="21.503cm">
          <draw:text-box>
            <text:p text:style-name="P1"><text:span text:style-name="T3"><text:s/></text:span><text:span text:style-name="T3">- Spring</text:span></text:p>
          </draw:text-box>
        </draw:frame>
        <draw:frame draw:style-name="gr31" draw:text-style-name="P14" draw:layer="layout" svg:width="1.403cm" svg:height="0.374cm" svg:x="0.611cm" svg:y="21.876cm">
          <draw:text-box>
            <text:p text:style-name="P1"><text:span text:style-name="T3"><text:s/></text:span><text:span text:style-name="T3">- MySQL</text:span></text:p>
          </draw:text-box>
        </draw:frame>
        <draw:frame draw:style-name="gr32" draw:text-style-name="P14" draw:layer="layout" svg:width="1.78cm" svg:height="0.374cm" svg:x="0.601cm" svg:y="22.25cm">
          <draw:text-box>
            <text:p text:style-name="P1"><text:span text:style-name="T3"><text:s/></text:span><text:span text:style-name="T3">- Mongodb</text:span></text:p>
          </draw:text-box>
        </draw:frame>
        <draw:frame draw:style-name="gr33" draw:text-style-name="P13" draw:layer="layout" svg:width="6.764cm" svg:height="0.454cm" svg:x="0.601cm" svg:y="23cm">
          <draw:text-box>
            <text:p text:style-name="P1"><text:span text:style-name="T11">[Volunteer Project] </text:span><text:span text:style-name="T12">– </text:span><text:span text:style-name="T11">Skill Labs</text:span></text:p>
          </draw:text-box>
        </draw:frame>
        <draw:frame draw:style-name="gr34" draw:text-style-name="P13" draw:layer="layout" svg:width="0.387cm" svg:height="0.454cm" svg:x="10.177cm" svg:y="11.815cm">
          <draw:text-box>
            <text:p text:style-name="P1"><text:span text:style-name="T12"><text:s/></text:span></text:p>
          </draw:text-box>
        </draw:frame>
        <draw:line draw:style-name="gr9" draw:text-style-name="P7" draw:layer="layout" svg:x1="0.462cm" svg:y1="3.601cm" svg:x2="8.713cm" svg:y2="3.601cm">
          <text:p/>
        </draw:line>
        <draw:line draw:style-name="gr9" draw:text-style-name="P7" draw:layer="layout" svg:x1="0.5cm" svg:y1="25.5cm" svg:x2="8.75cm" svg:y2="25.5cm">
          <text:p/>
        </draw:line>
        <draw:line draw:style-name="gr9" draw:text-style-name="P7" draw:layer="layout" svg:x1="10.25cm" svg:y1="10.25cm" svg:x2="18.5cm" svg:y2="10.25cm">
          <text:p/>
        </draw:line>
        <draw:line draw:style-name="gr9" draw:text-style-name="P7" draw:layer="layout" svg:x1="10cm" svg:y1="23.5cm" svg:x2="18.251cm" svg:y2="23.5cm">
          <text:p/>
        </draw:line>
        <draw:line draw:style-name="gr9" draw:text-style-name="P7" draw:layer="layout" svg:x1="10.25cm" svg:y1="7.25cm" svg:x2="18.5cm" svg:y2="7.25cm">
          <text:p/>
        </draw:line>
        <draw:line draw:style-name="gr9" draw:text-style-name="P7" draw:layer="layout" svg:x1="9.75cm" svg:y1="1.5cm" svg:x2="9.75cm" svg:y2="28.25cm">
          <text:p/>
        </draw:line>
        <draw:line draw:style-name="gr35" draw:text-style-name="P7" draw:layer="layout" svg:x1="0.5cm" svg:y1="17.75cm" svg:x2="8.75cm" svg:y2="17.75cm">
          <text:p/>
        </draw:line>
        <draw:line draw:style-name="gr9" draw:text-style-name="P7" draw:layer="layout" svg:x1="0.5cm" svg:y1="13.5cm" svg:x2="8.75cm" svg:y2="13.5cm">
          <text:p/>
        </draw:line>
        <draw:frame draw:style-name="gr36" draw:text-style-name="P9" draw:layer="layout" svg:width="4.75cm" svg:height="0.581cm" svg:x="10.25cm" svg:y="10.5cm">
          <draw:text-box>
            <text:p text:style-name="P1"><text:span text:style-name="T10">+ Some projects</text:span></text:p>
          </draw:text-box>
        </draw:frame>
        <draw:frame draw:style-name="gr37" draw:text-style-name="P10" draw:layer="layout" svg:width="3.837cm" svg:height="0.581cm" svg:x="0.75cm" svg:y="14cm">
          <draw:text-box>
            <text:p text:style-name="P1"><text:span text:style-name="T10">+ Experience</text:span></text:p>
          </draw:text-box>
        </draw:frame>
        <draw:frame draw:style-name="gr38" draw:text-style-name="P11" draw:layer="layout" svg:width="8.537cm" svg:height="2.266cm" svg:x="0.463cm" svg:y="14.89cm">
          <draw:text-box>
            <text:p text:style-name="P1"><text:span text:style-name="T11">[</text:span><text:span text:style-name="T14">IT Technician</text:span><text:span text:style-name="T11">][2023] – Unifrio</text:span></text:p>
            <text:p text:style-name="P1"><text:span text:style-name="T11">Equipamentos Comercio</text:span></text:p>
            <text:p text:style-name="P1"><text:span text:style-name="T11">e Representação LTDA</text:span></text:p>
            <text:p text:style-name="P1"><text:span text:style-name="T14"/></text:p>
            <text:p text:style-name="P1"><text:span text:style-name="T13">[Back End][2024] – Enacom</text:span></text:p>
          </draw:text-box>
        </draw:frame>
        <draw:frame draw:style-name="gr39" draw:text-style-name="P15" draw:layer="layout" svg:width="6.25cm" svg:height="0.865cm" svg:x="10.25cm" svg:y="8.25cm">
          <draw:text-box>
            <text:p text:style-name="P1"><text:span text:style-name="T15"><text:s/></text:span><text:span text:style-name="T15">WEB DEVELOPMENT | JAVA |</text:span></text:p>
            <text:p text:style-name="P1"><text:span text:style-name="T15"><text:s/></text:span><text:span text:style-name="T15">COMPUTER SCIENCE</text:span><text:span text:style-name="T16">:</text:span></text:p>
          </draw:text-box>
        </draw:frame>
        <draw:frame draw:style-name="gr40" draw:text-style-name="P16" draw:layer="layout" svg:width="9cm" svg:height="0.5cm" svg:x="10.5cm" svg:y="9.5cm">
          <draw:text-box>
            <text:p text:style-name="P1"><text:span text:style-name="T17">https://www.credential.net/profile/zgregz/wallet#gs.7u9ona</text:span></text:p>
          </draw:text-box>
        </draw:frame>
        <draw:frame draw:style-name="gr41" draw:text-style-name="P18" draw:layer="layout" svg:width="7.75cm" svg:height="2.25cm" svg:x="0.5cm" svg:y="4.5cm">
          <draw:text-box>
            <text:p text:style-name="P17"><text:span text:style-name="T18">Hi, I'm Gregory, I'm 24 years old. I have professional experience as a Back End Developer (current position), IT Technician and I also work on third-party Full Stack projects.</text:span></text:p>
          </draw:text-box>
        </draw:frame>
        <draw:frame draw:style-name="gr42" draw:text-style-name="P18" draw:layer="layout" svg:width="8.75cm" svg:height="4.75cm" svg:x="0.5cm" svg:y="8.5cm">
          <draw:text-box>
            <text:p text:style-name="P1"><text:span text:style-name="T14">Software Engineering</text:span></text:p>
            <text:p text:style-name="P1"><text:span text:style-name="T19">- This is a 4-year bachelor's degree at Estácio de</text:span></text:p>
            <text:p text:style-name="P1"><text:span text:style-name="T19">Sá University Starting in July 2023.</text:span></text:p>
            <text:p text:style-name="P1"><text:span text:style-name="T4"/></text:p>
            <text:p text:style-name="P1"><text:span text:style-name="T14">FullStack Web Development</text:span></text:p>
            <text:p text:style-name="P1"><text:span text:style-name="T20">- The program has more than 1,500 hours of</text:span></text:p>
            <text:p text:style-name="P1"><text:span text:style-name="T20">classes and covers introduction to software development, Front-end, Back-end, Computer Science, Software Engineering, Agile</text:span></text:p>
            <text:p text:style-name="P1"><text:span text:style-name="T20">Methodologies and Behavioral skills at the school</text:span></text:p>
            <text:p text:style-name="P1"><text:span text:style-name="T20">of Trybe software development.</text:span></text:p>
          </draw:text-box>
        </draw:frame>
        <draw:frame draw:style-name="gr43" draw:text-style-name="P18" draw:layer="layout" svg:width="9.25cm" svg:height="12cm" svg:x="10.25cm" svg:y="11.25cm">
          <draw:text-box>
            <text:p text:style-name="P1"><text:span text:style-name="T21">Data-Collector(Full Stack): </text:span><text:span text:style-name="T20">scraping application integrated with RestAPI.</text:span></text:p>
            <text:p text:style-name="P1"><text:span text:style-name="T22"><text:s/></text:span><text:span text:style-name="T22">- Javascript, Puppeter, MySQL, Jest, Sequelize...</text:span></text:p>
            <text:p text:style-name="P1"><text:span text:style-name="T20"><text:s/>○ </text:span><text:span text:style-name="T20">repo</text:span><text:span text:style-name="T23"> </text:span><text:span text:style-name="T20">→ </text:span><text:span text:style-name="T24">https://github.com/oligregz/data-collector</text:span></text:p>
            <text:p text:style-name="P1"><text:span text:style-name="T20"/></text:p>
            <text:p text:style-name="P1"><text:span text:style-name="T21">Phoenican-Manager(Full Stack): </text:span><text:span text:style-name="T20">pricing application for commerce.</text:span></text:p>
            <text:p text:style-name="P1"><text:span text:style-name="T22"><text:s/></text:span><text:span text:style-name="T22">- Javascript, Typescrit, React(Vite), MySQL...</text:span></text:p>
            <text:p text:style-name="P1"><text:span text:style-name="T20"><text:s/>○ </text:span><text:span text:style-name="T20">repo</text:span><text:span text:style-name="T23"> </text:span><text:span text:style-name="T20">→ </text:span><text:span text:style-name="T24">https://github.com/oligregz/phoenician-manager</text:span></text:p>
            <text:p text:style-name="P1"><text:span text:style-name="T21"/></text:p>
            <text:p text:style-name="P1"><text:span text:style-name="T21">Team-Management-Hibernate(Back End): </text:span><text:span text:style-name="T20">application to manage teams, players and fans.</text:span></text:p>
            <text:p text:style-name="P1"><text:span text:style-name="T22"><text:s/></text:span><text:span text:style-name="T22">- JAVA, Javax, Hibernate.</text:span></text:p>
            <text:p text:style-name="P1"><text:span text:style-name="T20"><text:s/>○ </text:span><text:span text:style-name="T20">repo</text:span><text:span text:style-name="T23"> </text:span><text:span text:style-name="T20">→ </text:span><text:span text:style-name="T24">https://github.com/oligregz/Team-Management-Hibernate</text:span></text:p>
            <text:p text:style-name="P1"><text:span text:style-name="T18"/></text:p>
            <text:p text:style-name="P1"><text:span text:style-name="T21">Immovable-Hutting(Back End): </text:span><text:span text:style-name="T20">application to manage reservations and property listings.</text:span></text:p>
            <text:p text:style-name="P1"><text:span text:style-name="T22">- Python, Django, Pytest and SQLite3.</text:span></text:p>
            <text:p text:style-name="P1"><text:span text:style-name="T20"><text:s/>○ </text:span><text:span text:style-name="T20">repo</text:span><text:span text:style-name="T23"> </text:span><text:span text:style-name="T20">→ </text:span><text:span text:style-name="T24">https://github.com/oligregz/Immovable-Huting</text:span></text:p>
            <text:p text:style-name="P1"><text:span text:style-name="T18"/></text:p>
            <text:p text:style-name="P1"><text:span text:style-name="T21">Delivery-App(Full Stack): </text:span><text:span text:style-name="T20">beverage purchase and delivery application.</text:span></text:p>
            <text:p text:style-name="P1"><text:span text:style-name="T22"><text:s/></text:span><text:span text:style-name="T22">- Javascript, React, Node.js, Jest, Cypress MySQL e <text:s text:c="3"/>Docker</text:span></text:p>
            <text:p text:style-name="P1"><text:span text:style-name="T20"><text:s/>○ </text:span><text:span text:style-name="T20">repo → </text:span><text:span text:style-name="T24">https://github.com/oligregz/Delivery-App-Project</text:span></text:p>
          </draw:text-box>
        </draw:frame>
        <draw:frame draw:style-name="gr44" draw:text-style-name="P9" draw:layer="layout" svg:width="6.572cm" svg:height="0.581cm" svg:x="10.178cm" svg:y="24cm">
          <draw:text-box>
            <text:p text:style-name="P1"><text:span text:style-name="T10">+ Main technologies</text:span></text:p>
          </draw:text-box>
        </draw:frame>
        <draw:frame draw:style-name="gr45" draw:text-style-name="P18" draw:layer="layout" svg:width="8.75cm" svg:height="2.266cm" svg:x="10.25cm" svg:y="24.734cm">
          <draw:text-box>
            <text:p text:style-name="P1"><text:span text:style-name="T14"><text:s/></text:span><text:span text:style-name="T25">Linux, Git, Github, Gitlab, Azure, Docker, HTML5, CSS3, Javascript, React, Nodejs, Jest, Mocha/Chai, Sinon, Express, JAVA, Hibernate, Spring, <text:s/>Python, Django, MySQL, Mongodb.</text:span></text:p>
          </draw:text-box>
        </draw:frame>
        <draw:frame draw:style-name="gr46" draw:text-style-name="P18" draw:layer="layout" svg:width="8.5cm" svg:height="1.318cm" svg:x="0.585cm" svg:y="23.75cm">
          <draw:text-box>
            <text:p text:style-name="P1"><text:span text:style-name="T19">- This was a marketplace project that was being developed by the Skill Labs team of which I was a back end develop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23T21:55:10.418000000</dc:date>
    <meta:editing-duration>PT14M18S</meta:editing-duration>
    <meta:editing-cycles>6</meta:editing-cycles>
    <meta:generator>LibreOffice/24.2.5.2$Windows_X86_64 LibreOffice_project/bffef4ea93e59bebbeaf7f431bb02b1a39ee8a59</meta:generator>
    <meta:print-date>2024-09-23T21:49:23.596000000</meta:print-date>
    <meta:printed-by>Arquivos PDF</meta:printed-by>
    <meta:document-statistic meta:object-count="55"/>
  </office:meta>
</office:document-meta>
</file>